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size="18pt" style:font-size-asian="15.75pt" style:font-size-complex="18pt"/>
    </style:style>
    <style:style style:name="P2" style:family="paragraph" style:parent-style-name="Text_20_body">
      <style:text-properties fo:font-size="18pt" style:font-size-asian="15.75pt" style:font-size-complex="18pt"/>
    </style:style>
    <style:style style:name="T1" style:family="text">
      <style:text-properties officeooo:rsid="001bd14c"/>
    </style:style>
    <style:style style:name="T2" style:family="text">
      <style:text-properties officeooo:rsid="001bc5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1 Person denkt sich ein Wort aus</text:p>
        </text:list-item>
        <text:list-item>
          <text:p text:style-name="P1">Buchstaben werden versteckt</text:p>
        </text:list-item>
        <text:list-item>
          <text:p text:style-name="P1">andere raten Buchstaben</text:p>
        </text:list-item>
        <text:list-item>
          <text:p text:style-name="P1"><text:span text:style-name="T1">wenn </text:span>richtiger Buchstabe → wird eingesetzt</text:p>
        </text:list-item>
        <text:list-item>
          <text:p text:style-name="P1"><text:span text:style-name="T1">wenn </text:span>falscher Buchstabe → Teil der Figur wird gezeichnet</text:p>
        </text:list-item>
        <text:list-item>
          <text:p text:style-name="P1">max. <text:span text:style-name="T2">12</text:span> Fehler</text:p>
        </text:list-item>
        <text:list-item>
          <text:p text:style-name="P1">Ziel: Wort erraten, bevor die Figur komplett ist</text:p>
        </text:list-item>
        <text:list-item>
          <text:p text:style-name="P1">Gewinn: Wort erraten</text:p>
        </text:list-item>
        <text:list-item>
          <text:p text:style-name="P1">Verlust: Figur vollständig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23:04:13.389967400</meta:creation-date>
    <dc:date>2025-05-30T18:25:58.877880500</dc:date>
    <meta:editing-duration>PT3H14M58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9" meta:word-count="54" meta:character-count="297" meta:non-whitespace-character-count="261"/>
  </office:meta>
</office:document-meta>
</file>